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7.1cm"/>
    </style:style>
    <style:style style:name="gr2" style:family="graphic" style:parent-style-name="standard">
      <style:graphic-properties draw:fill-color="#579835" draw:textarea-horizontal-align="justify" draw:textarea-vertical-align="middle" draw:auto-grow-height="false" fo:min-height="1.15cm" fo:min-width="7.1cm"/>
    </style:style>
    <style:style style:name="gr3" style:family="graphic" style:parent-style-name="standard">
      <style:graphic-properties draw:fill-color="#579835" draw:textarea-horizontal-align="justify" draw:textarea-vertical-align="middle" draw:auto-grow-height="false" fo:min-height="1.15cm" fo:min-width="3.1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7.2cm"/>
    </style:style>
    <style:style style:name="gr5" style:family="graphic" style:parent-style-name="objectwithoutfill">
      <style:graphic-properties draw:marker-start="" draw:marker-start-width="0.3cm" draw:marker-end="" draw:marker-end-width="0.3cm" draw:fill="none" draw:textarea-vertical-align="middle"/>
    </style:style>
    <style:style style:name="gr6" style:family="graphic" style:parent-style-name="standard">
      <style:graphic-properties draw:fill-color="#ed1c24" draw:textarea-horizontal-align="justify" draw:textarea-vertical-align="middle" draw:auto-grow-height="false" fo:min-height="0.95cm" fo:min-width="7.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faa61a" draw:textarea-horizontal-align="justify" draw:textarea-vertical-align="middle" draw:auto-grow-height="false" fo:min-height="0.95cm" fo:min-width="23cm"/>
    </style:style>
    <style:style style:name="P1" style:family="paragraph">
      <style:paragraph-properties fo:text-align="center"/>
    </style:style>
    <style:style style:name="P2" style:family="paragraph">
      <loext:graphic-properties draw:fill-color="#579835"/>
      <style:paragraph-properties fo:text-align="center"/>
    </style:style>
    <style:style style:name="P3" style:family="paragraph">
      <loext:graphic-properties draw:fill-color="#579835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-color="#faa61a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7.6cm" svg:height="1.5cm" svg:x="9.8cm" svg:y="8.4cm">
          <text:p text:style-name="P1">Hospital<text:line-break/>Business Compon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6cm" svg:height="1.5cm" svg:x="1.7cm" svg:y="8.4cm">
          <text:p text:style-name="P1">Patient<text:line-break/>Business Compon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6cm" svg:height="1.4cm" svg:x="1.7cm" svg:y="10.6cm">
          <text:p text:style-name="P1">Patient Module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6cm" svg:height="1.4cm" svg:x="9.8cm" svg:y="10.6cm">
          <text:p text:style-name="P1"><text:span text:style-name="T1">Hospital + Dep.</text:span></text:p>
          <text:p text:style-name="P1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6cm" svg:height="1.4cm" svg:x="13.7cm" svg:y="10.6cm">
          <text:p text:style-name="P1">Doctor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7.7cm" svg:height="1.5cm" svg:x="17.6cm" svg:y="8.4cm">
          <text:p text:style-name="P1">Medical Files<text:line-break/>Business Compon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7.6cm" svg:height="1.4cm" svg:x="17.7cm" svg:y="10.6cm">
          <text:p text:style-name="P1">Medical File Module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5cm" svg:y1="9.9cm" svg:x2="5.5cm" svg:y2="10.6cm" draw:start-shape="id1" draw:start-glue-point="2" draw:end-shape="id2" draw:end-glue-point="0" svg:d="M5500 9900v700" svg:viewBox="0 0 1 701">
          <text:p/>
        </draw:connector>
        <draw:connector draw:style-name="gr5" draw:text-style-name="P4" draw:layer="layout" draw:type="line" svg:x1="11.6cm" svg:y1="10.6cm" svg:x2="13.6cm" svg:y2="9.9cm" draw:start-shape="id3" draw:start-glue-point="0" draw:end-shape="id4" svg:d="M11600 10600l2000-700" svg:viewBox="0 0 2001 701">
          <text:p/>
        </draw:connector>
        <draw:connector draw:style-name="gr5" draw:text-style-name="P4" draw:layer="layout" draw:type="line" svg:x1="15.5cm" svg:y1="10.6cm" svg:x2="13.6cm" svg:y2="9.9cm" draw:start-shape="id5" draw:start-glue-point="0" draw:end-shape="id4" svg:d="M15500 10600l-1900-700" svg:viewBox="0 0 1901 701">
          <text:p/>
        </draw:connector>
        <draw:connector draw:style-name="gr5" draw:text-style-name="P4" draw:layer="layout" draw:type="line" svg:x1="21.45cm" svg:y1="9.9cm" svg:x2="21.5cm" svg:y2="10.6cm" draw:start-shape="id6" draw:end-shape="id7" draw:end-glue-point="0" svg:d="M21450 9900l50 700" svg:viewBox="0 0 51 701">
          <text:p/>
        </draw:connector>
        <draw:custom-shape draw:style-name="gr6" draw:text-style-name="P5" xml:id="id8" draw:id="id8" draw:layer="layout" svg:width="7.6cm" svg:height="1.2cm" svg:x="1.7cm" svg:y="6.6cm">
          <text:p text:style-name="P1">Patient Endpoints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5cm" svg:y1="8.4cm" svg:x2="5.5cm" svg:y2="7.8cm" draw:start-shape="id1" draw:start-glue-point="0" draw:end-shape="id8" draw:end-glue-point="2" svg:d="M5500 8400v-600" svg:viewBox="0 0 1 601">
          <text:p/>
        </draw:connector>
        <draw:custom-shape draw:style-name="gr6" draw:text-style-name="P5" xml:id="id9" draw:id="id9" draw:layer="layout" svg:width="7.6cm" svg:height="1.2cm" svg:x="9.8cm" svg:y="6.6cm">
          <text:p text:style-name="P1">Hospital Endpoints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7.6cm" svg:height="1.2cm" svg:x="17.7cm" svg:y="6.6cm">
          <text:p text:style-name="P1">Medical Files Endpoints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3.6cm" svg:y1="8.4cm" svg:x2="13.6cm" svg:y2="7.8cm" draw:start-shape="id4" draw:start-glue-point="0" draw:end-shape="id9" svg:d="M13600 8400v-600" svg:viewBox="0 0 1 601">
          <text:p/>
        </draw:connector>
        <draw:connector draw:style-name="gr7" draw:text-style-name="P4" draw:layer="layout" draw:type="line" svg:x1="21.45cm" svg:y1="8.4cm" svg:x2="21.5cm" svg:y2="7.8cm" draw:start-shape="id6" draw:end-shape="id10" svg:d="M21450 8400l50-600" svg:viewBox="0 0 51 601">
          <text:p/>
        </draw:connector>
        <draw:custom-shape draw:style-name="gr8" draw:text-style-name="P6" xml:id="id11" draw:id="id11" draw:layer="layout" svg:width="23.5cm" svg:height="1.2cm" svg:x="1.8cm" svg:y="4.7cm">
          <text:p text:style-name="P1">HTTP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5.5cm" svg:y1="6.6cm" svg:x2="13.55cm" svg:y2="5.9cm" draw:start-shape="id8" draw:start-glue-point="0" draw:end-shape="id11" draw:end-glue-point="2" svg:d="M5500 6600l8050-700" svg:viewBox="0 0 8051 701">
          <text:p/>
        </draw:connector>
        <draw:connector draw:style-name="gr7" draw:text-style-name="P4" draw:layer="layout" draw:type="line" svg:x1="13.6cm" svg:y1="6.6cm" svg:x2="13.55cm" svg:y2="5.9cm" draw:start-shape="id9" draw:start-glue-point="0" draw:end-shape="id11" draw:end-glue-point="2" svg:d="M13600 6600l-50-700" svg:viewBox="0 0 51 701">
          <text:p/>
        </draw:connector>
        <draw:connector draw:style-name="gr7" draw:text-style-name="P4" draw:layer="layout" draw:type="line" svg:x1="21.5cm" svg:y1="6.6cm" svg:x2="13.55cm" svg:y2="5.9cm" draw:start-shape="id10" draw:start-glue-point="0" draw:end-shape="id11" draw:end-glue-point="2" svg:d="M21500 6600l-7950-700" svg:viewBox="0 0 795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1:45:47.565427131</meta:creation-date>
    <dc:date>2018-05-01T14:25:08.562614184</dc:date>
    <meta:editing-duration>PT2H39M1S</meta:editing-duration>
    <meta:editing-cycles>9</meta:editing-cycles>
    <meta:generator>LibreOffice/5.4.2.2.0$Linux_X86_64 LibreOffice_project/40$Build-2</meta:generator>
    <meta:document-statistic meta:object-count="21"/>
  </office:meta>
</office:document-meta>
</file>